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08fcc4" officeooo:paragraph-rsid="0008fcc4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officeooo:rsid="0009408d" officeooo:paragraph-rsid="0009408d" style:font-weight-asian="bold" style:font-weight-complex="bold"/>
    </style:style>
    <style:style style:name="P4" style:family="paragraph" style:parent-style-name="Preformatted_20_Text">
      <style:text-properties style:text-underline-style="solid" style:text-underline-width="auto" style:text-underline-color="font-color" fo:font-weight="bold" officeooo:rsid="000c78ee" officeooo:paragraph-rsid="000c78ee" style:font-weight-asian="bold" style:font-weight-complex="bold"/>
    </style:style>
    <style:style style:name="P5" style:family="paragraph" style:parent-style-name="Preformatted_20_Text">
      <style:text-properties style:text-underline-style="solid" style:text-underline-width="auto" style:text-underline-color="font-color" fo:font-weight="bold" officeooo:rsid="000af60f" officeooo:paragraph-rsid="000af60f" style:font-weight-asian="bold" style:font-weight-complex="bold"/>
    </style:style>
    <style:style style:name="P6" style:family="paragraph" style:parent-style-name="Preformatted_20_Text">
      <style:text-properties style:text-underline-style="solid" style:text-underline-width="auto" style:text-underline-color="font-color" fo:font-weight="bold" officeooo:rsid="00151bd6" officeooo:paragraph-rsid="00151bd6" style:font-weight-asian="bold" style:font-weight-complex="bold"/>
    </style:style>
    <style:style style:name="P7" style:family="paragraph" style:parent-style-name="Preformatted_20_Text">
      <style:text-properties style:text-underline-style="solid" style:text-underline-width="auto" style:text-underline-color="font-color" fo:font-weight="bold" officeooo:rsid="00235c5b" officeooo:paragraph-rsid="00235c5b" style:font-weight-asian="bold" style:font-weight-complex="bold"/>
    </style:style>
    <style:style style:name="P8" style:family="paragraph" style:parent-style-name="Preformatted_20_Text">
      <style:text-properties style:text-underline-style="solid" style:text-underline-width="auto" style:text-underline-color="font-color" fo:font-weight="normal" officeooo:rsid="000c78ee" officeooo:paragraph-rsid="000c78ee" style:font-weight-asian="normal" style:font-weight-complex="normal"/>
    </style:style>
    <style:style style:name="P9" style:family="paragraph" style:parent-style-name="Preformatted_20_Text">
      <style:text-properties style:text-underline-style="none" fo:font-weight="normal" officeooo:rsid="0009408d" officeooo:paragraph-rsid="0009408d" style:font-weight-asian="normal" style:font-weight-complex="normal"/>
    </style:style>
    <style:style style:name="P10" style:family="paragraph" style:parent-style-name="Preformatted_20_Text">
      <style:text-properties style:text-underline-style="none" fo:font-weight="normal" officeooo:rsid="0009408d" officeooo:paragraph-rsid="000af60f" style:font-weight-asian="normal" style:font-weight-complex="normal"/>
    </style:style>
    <style:style style:name="P11" style:family="paragraph" style:parent-style-name="Preformatted_20_Text">
      <style:text-properties style:text-underline-style="none" fo:font-weight="normal" officeooo:rsid="0009408d" officeooo:paragraph-rsid="0008fcc4" style:font-weight-asian="normal" style:font-weight-complex="normal"/>
    </style:style>
    <style:style style:name="P12" style:family="paragraph" style:parent-style-name="Preformatted_20_Text">
      <style:text-properties style:text-underline-style="none" fo:font-weight="normal" officeooo:rsid="0009408d" officeooo:paragraph-rsid="0012897d" style:font-weight-asian="normal" style:font-weight-complex="normal"/>
    </style:style>
    <style:style style:name="P13" style:family="paragraph" style:parent-style-name="Preformatted_20_Text">
      <style:text-properties style:text-underline-style="none" fo:font-weight="normal" officeooo:rsid="0009408d" officeooo:paragraph-rsid="00210dbe" style:font-weight-asian="normal" style:font-weight-complex="normal"/>
    </style:style>
    <style:style style:name="P14" style:family="paragraph" style:parent-style-name="Preformatted_20_Text">
      <style:text-properties style:text-underline-style="none" fo:font-weight="normal" officeooo:rsid="0009408d" officeooo:paragraph-rsid="00235c5b" style:font-weight-asian="normal" style:font-weight-complex="normal"/>
    </style:style>
    <style:style style:name="P15" style:family="paragraph" style:parent-style-name="Preformatted_20_Text">
      <style:text-properties style:text-underline-style="none" fo:font-weight="normal" officeooo:rsid="0009408d" officeooo:paragraph-rsid="0024102e" style:font-weight-asian="normal" style:font-weight-complex="normal"/>
    </style:style>
    <style:style style:name="P16" style:family="paragraph" style:parent-style-name="Preformatted_20_Text">
      <style:text-properties style:text-underline-style="none" fo:font-weight="normal" officeooo:rsid="0009408d" officeooo:paragraph-rsid="00279e1c" style:font-weight-asian="normal" style:font-weight-complex="normal"/>
    </style:style>
    <style:style style:name="P17" style:family="paragraph" style:parent-style-name="Preformatted_20_Text">
      <style:text-properties style:text-underline-style="none" fo:font-weight="normal" officeooo:rsid="000af60f" officeooo:paragraph-rsid="000af60f" style:font-weight-asian="normal" style:font-weight-complex="normal"/>
    </style:style>
    <style:style style:name="P18" style:family="paragraph" style:parent-style-name="Preformatted_20_Text">
      <style:text-properties style:text-underline-style="none" fo:font-weight="normal" officeooo:rsid="00118114" officeooo:paragraph-rsid="00118114" style:font-weight-asian="normal" style:font-weight-complex="normal"/>
    </style:style>
    <style:style style:name="P19" style:family="paragraph" style:parent-style-name="Preformatted_20_Text">
      <style:text-properties style:text-underline-style="none" fo:font-weight="normal" officeooo:rsid="00118114" officeooo:paragraph-rsid="0012897d" style:font-weight-asian="normal" style:font-weight-complex="normal"/>
    </style:style>
    <style:style style:name="P20" style:family="paragraph" style:parent-style-name="Preformatted_20_Text">
      <style:text-properties style:text-underline-style="none" fo:font-weight="normal" officeooo:rsid="00118114" officeooo:paragraph-rsid="00210dbe" style:font-weight-asian="normal" style:font-weight-complex="normal"/>
    </style:style>
    <style:style style:name="P21" style:family="paragraph" style:parent-style-name="Preformatted_20_Text">
      <style:text-properties style:text-underline-style="none" fo:font-weight="normal" officeooo:rsid="00118114" officeooo:paragraph-rsid="00235c5b" style:font-weight-asian="normal" style:font-weight-complex="normal"/>
    </style:style>
    <style:style style:name="P22" style:family="paragraph" style:parent-style-name="Preformatted_20_Text">
      <style:text-properties style:text-underline-style="none" fo:font-weight="normal" officeooo:rsid="00118114" officeooo:paragraph-rsid="003be9f3" style:font-weight-asian="normal" style:font-weight-complex="normal"/>
    </style:style>
    <style:style style:name="P23" style:family="paragraph" style:parent-style-name="Preformatted_20_Text">
      <style:text-properties style:text-underline-style="none" fo:font-weight="normal" officeooo:rsid="000c78ee" officeooo:paragraph-rsid="000c78ee" style:font-weight-asian="normal" style:font-weight-complex="normal"/>
    </style:style>
    <style:style style:name="P24" style:family="paragraph" style:parent-style-name="Preformatted_20_Text">
      <style:text-properties style:text-underline-style="none" fo:font-weight="normal" officeooo:rsid="0008fcc4" officeooo:paragraph-rsid="0021fc0b" style:font-weight-asian="normal" style:font-weight-complex="normal"/>
    </style:style>
    <style:style style:name="P25" style:family="paragraph" style:parent-style-name="Preformatted_20_Text">
      <style:text-properties style:text-underline-style="none" fo:font-weight="normal" officeooo:rsid="0008fcc4" officeooo:paragraph-rsid="00235c5b" style:font-weight-asian="normal" style:font-weight-complex="normal"/>
    </style:style>
    <style:style style:name="P26" style:family="paragraph" style:parent-style-name="Preformatted_20_Text">
      <style:text-properties style:text-underline-style="none" fo:font-weight="normal" officeooo:rsid="0008fcc4" officeooo:paragraph-rsid="00279e1c" style:font-weight-asian="normal" style:font-weight-complex="normal"/>
    </style:style>
    <style:style style:name="P27" style:family="paragraph" style:parent-style-name="Preformatted_20_Text">
      <style:text-properties style:text-underline-style="none" fo:font-weight="normal" officeooo:rsid="0008fcc4" officeooo:paragraph-rsid="002c7446" style:font-weight-asian="normal" style:font-weight-complex="normal"/>
    </style:style>
    <style:style style:name="P28" style:family="paragraph" style:parent-style-name="Preformatted_20_Text">
      <style:text-properties style:text-underline-style="none" fo:font-weight="normal" officeooo:rsid="0021fc0b" officeooo:paragraph-rsid="0021fc0b" style:font-weight-asian="normal" style:font-weight-complex="normal"/>
    </style:style>
    <style:style style:name="P29" style:family="paragraph" style:parent-style-name="Preformatted_20_Text">
      <style:text-properties style:text-underline-style="none" fo:font-weight="normal" officeooo:rsid="0021fc0b" officeooo:paragraph-rsid="00235c5b" style:font-weight-asian="normal" style:font-weight-complex="normal"/>
    </style:style>
    <style:style style:name="P30" style:family="paragraph" style:parent-style-name="Preformatted_20_Text">
      <style:text-properties style:text-underline-style="none" fo:font-weight="normal" officeooo:rsid="0021fc0b" officeooo:paragraph-rsid="00279e1c" style:font-weight-asian="normal" style:font-weight-complex="normal"/>
    </style:style>
    <style:style style:name="P31" style:family="paragraph" style:parent-style-name="Preformatted_20_Text">
      <style:text-properties style:text-underline-style="none" fo:font-weight="normal" officeooo:rsid="0021fc0b" officeooo:paragraph-rsid="002c7446" style:font-weight-asian="normal" style:font-weight-complex="normal"/>
    </style:style>
    <style:style style:name="P32" style:family="paragraph" style:parent-style-name="Preformatted_20_Text">
      <style:text-properties style:text-underline-style="none" fo:font-weight="normal" officeooo:rsid="002240e9" officeooo:paragraph-rsid="002240e9" style:font-weight-asian="normal" style:font-weight-complex="normal"/>
    </style:style>
    <style:style style:name="P33" style:family="paragraph" style:parent-style-name="Preformatted_20_Text">
      <style:text-properties style:text-underline-style="none" fo:font-weight="normal" officeooo:rsid="002240e9" officeooo:paragraph-rsid="00235c5b" style:font-weight-asian="normal" style:font-weight-complex="normal"/>
    </style:style>
    <style:style style:name="P34" style:family="paragraph" style:parent-style-name="Preformatted_20_Text">
      <style:text-properties style:text-underline-style="none" fo:font-weight="normal" officeooo:rsid="002240e9" officeooo:paragraph-rsid="00279e1c" style:font-weight-asian="normal" style:font-weight-complex="normal"/>
    </style:style>
    <style:style style:name="P35" style:family="paragraph" style:parent-style-name="Preformatted_20_Text">
      <style:text-properties style:text-underline-style="none" fo:font-weight="bold" officeooo:rsid="00235c5b" officeooo:paragraph-rsid="00235c5b" style:font-weight-asian="bold" style:font-weight-complex="bold"/>
    </style:style>
    <style:style style:name="P36" style:family="paragraph" style:parent-style-name="Preformatted_20_Text">
      <style:text-properties officeooo:rsid="000d4e92" officeooo:paragraph-rsid="000d4e92"/>
    </style:style>
    <style:style style:name="P37" style:family="paragraph" style:parent-style-name="Preformatted_20_Text">
      <style:text-properties officeooo:rsid="000d4e92" officeooo:paragraph-rsid="00235c5b"/>
    </style:style>
    <style:style style:name="P38" style:family="paragraph" style:parent-style-name="Preformatted_20_Text">
      <style:text-properties officeooo:rsid="000d4e92" officeooo:paragraph-rsid="00279e1c"/>
    </style:style>
    <style:style style:name="P39" style:family="paragraph" style:parent-style-name="Preformatted_20_Text">
      <style:text-properties officeooo:rsid="000d4e92" officeooo:paragraph-rsid="002c7446"/>
    </style:style>
    <style:style style:name="P40" style:family="paragraph" style:parent-style-name="Preformatted_20_Text">
      <style:text-properties officeooo:rsid="0010dccc" officeooo:paragraph-rsid="0010dccc"/>
    </style:style>
    <style:style style:name="P41" style:family="paragraph" style:parent-style-name="Preformatted_20_Text">
      <style:text-properties officeooo:rsid="0010dccc" officeooo:paragraph-rsid="0013c245"/>
    </style:style>
    <style:style style:name="P42" style:family="paragraph" style:parent-style-name="Preformatted_20_Text">
      <style:text-properties officeooo:rsid="0010dccc" officeooo:paragraph-rsid="00235c5b"/>
    </style:style>
    <style:style style:name="P43" style:family="paragraph" style:parent-style-name="Preformatted_20_Text">
      <style:text-properties officeooo:rsid="0010dccc" officeooo:paragraph-rsid="00279e1c"/>
    </style:style>
    <style:style style:name="P44" style:family="paragraph" style:parent-style-name="Preformatted_20_Text">
      <style:text-properties officeooo:rsid="0010dccc" officeooo:paragraph-rsid="002c7446"/>
    </style:style>
    <style:style style:name="P45" style:family="paragraph" style:parent-style-name="Preformatted_20_Text">
      <style:text-properties officeooo:rsid="00151bd6" officeooo:paragraph-rsid="00151bd6"/>
    </style:style>
    <style:style style:name="P46" style:family="paragraph" style:parent-style-name="Preformatted_20_Text">
      <style:text-properties officeooo:rsid="001a2d3b" officeooo:paragraph-rsid="001a2d3b"/>
    </style:style>
    <style:style style:name="P47" style:family="paragraph" style:parent-style-name="Preformatted_20_Text">
      <style:text-properties style:text-line-through-style="solid" style:text-line-through-type="single"/>
    </style:style>
    <style:style style:name="P48" style:family="paragraph" style:parent-style-name="Preformatted_20_Text">
      <style:text-properties style:text-line-through-style="solid" style:text-line-through-type="single" officeooo:paragraph-rsid="0018b999"/>
    </style:style>
    <style:style style:name="P49" style:family="paragraph" style:parent-style-name="Preformatted_20_Text">
      <style:text-properties style:text-line-through-style="solid" style:text-line-through-type="single" style:text-underline-style="none" fo:font-weight="normal" officeooo:rsid="0008fcc4" officeooo:paragraph-rsid="00118114" style:font-weight-asian="normal" style:font-weight-complex="normal"/>
    </style:style>
    <style:style style:name="P50" style:family="paragraph" style:parent-style-name="Preformatted_20_Text">
      <style:text-properties style:text-line-through-style="solid" style:text-line-through-type="single" officeooo:rsid="00118114" officeooo:paragraph-rsid="00118114"/>
    </style:style>
    <style:style style:name="P51" style:family="paragraph" style:parent-style-name="Preformatted_20_Text">
      <style:text-properties fo:color="#21409a" style:text-underline-style="none" fo:font-weight="normal" officeooo:rsid="0024102e" officeooo:paragraph-rsid="0024102e" style:font-weight-asian="normal" style:font-weight-complex="normal"/>
    </style:style>
    <style:style style:name="P52" style:family="paragraph" style:parent-style-name="Preformatted_20_Text">
      <style:text-properties fo:color="#000000" style:text-underline-style="none" fo:font-weight="normal" officeooo:rsid="00118114" officeooo:paragraph-rsid="00279e1c" style:font-weight-asian="normal" style:font-weight-complex="normal"/>
    </style:style>
    <style:style style:name="P53" style:family="paragraph" style:parent-style-name="Preformatted_20_Text">
      <style:text-properties fo:color="#000000" style:text-underline-style="none" fo:font-weight="normal" officeooo:rsid="00279e1c" officeooo:paragraph-rsid="00279e1c" style:font-weight-asian="normal" style:font-weight-complex="normal"/>
    </style:style>
    <style:style style:name="P54" style:family="paragraph" style:parent-style-name="Preformatted_20_Text">
      <style:text-properties fo:color="#000000" style:text-underline-style="none" fo:font-weight="normal" officeooo:rsid="0010dccc" officeooo:paragraph-rsid="00279e1c" style:font-weight-asian="normal" style:font-weight-complex="normal"/>
    </style:style>
    <style:style style:name="P55" style:family="paragraph" style:parent-style-name="Preformatted_20_Text">
      <style:text-properties fo:color="#000000" style:text-underline-style="none" fo:font-weight="bold" officeooo:rsid="002bb07d" officeooo:paragraph-rsid="002bb07d" style:font-weight-asian="bold" style:font-weight-complex="bold"/>
    </style:style>
    <style:style style:name="P56" style:family="paragraph" style:parent-style-name="Preformatted_20_Text">
      <style:text-properties fo:color="#000000" style:text-line-through-style="none" style:text-line-through-type="none" style:text-underline-style="none" fo:font-weight="normal" officeooo:rsid="0010dccc" officeooo:paragraph-rsid="002c7446" style:font-weight-asian="normal" style:font-weight-complex="normal"/>
    </style:style>
    <style:style style:name="P57" style:family="paragraph" style:parent-style-name="Preformatted_20_Text">
      <style:text-properties style:text-line-through-style="solid" style:text-line-through-type="single" style:text-underline-style="none" fo:font-weight="normal" officeooo:rsid="0009408d" officeooo:paragraph-rsid="002c7446" style:font-weight-asian="normal" style:font-weight-complex="normal"/>
    </style:style>
    <style:style style:name="P58" style:family="paragraph" style:parent-style-name="Preformatted_20_Text">
      <style:text-properties style:text-line-through-style="solid" style:text-line-through-type="single" style:text-underline-style="none" fo:font-weight="normal" officeooo:rsid="00118114" officeooo:paragraph-rsid="003be9f3" style:font-weight-asian="normal" style:font-weight-complex="normal"/>
    </style:style>
    <style:style style:name="P59" style:family="paragraph" style:parent-style-name="Preformatted_20_Text">
      <style:text-properties style:text-line-through-style="solid" style:text-line-through-type="single" style:text-underline-style="none" fo:font-weight="normal" officeooo:rsid="00118114" officeooo:paragraph-rsid="002c7446" style:font-weight-asian="normal" style:font-weight-complex="normal"/>
    </style:style>
    <style:style style:name="P60" style:family="paragraph" style:parent-style-name="Preformatted_20_Text">
      <style:text-properties style:text-line-through-style="solid" style:text-line-through-type="single" style:text-underline-style="none" fo:font-weight="normal" officeooo:rsid="0021fc0b" officeooo:paragraph-rsid="0038315f" style:font-weight-asian="normal" style:font-weight-complex="normal"/>
    </style:style>
    <style:style style:name="P61" style:family="paragraph" style:parent-style-name="Preformatted_20_Text">
      <style:text-properties style:text-line-through-style="solid" style:text-line-through-type="single" style:text-underline-style="none" fo:font-weight="normal" officeooo:rsid="002240e9" officeooo:paragraph-rsid="0038315f" style:font-weight-asian="normal" style:font-weight-complex="normal"/>
    </style:style>
    <style:style style:name="P62" style:family="paragraph" style:parent-style-name="Preformatted_20_Text">
      <style:text-properties fo:color="#000000" style:text-line-through-style="solid" style:text-line-through-type="single" style:text-underline-style="none" fo:font-weight="normal" officeooo:rsid="0009408d" officeooo:paragraph-rsid="002c7446" style:font-weight-asian="normal" style:font-weight-complex="normal"/>
    </style:style>
    <style:style style:name="P63" style:family="paragraph" style:parent-style-name="Preformatted_20_Text">
      <style:text-properties fo:color="#000000" style:text-line-through-style="solid" style:text-line-through-type="single" style:text-underline-style="none" fo:font-weight="normal" officeooo:rsid="0024102e" officeooo:paragraph-rsid="002c7446" style:font-weight-asian="normal" style:font-weight-complex="normal"/>
    </style:style>
    <style:style style:name="P64" style:family="paragraph" style:parent-style-name="Preformatted_20_Text">
      <style:text-properties fo:color="#000000" style:text-line-through-style="solid" style:text-line-through-type="single" style:text-underline-style="none" fo:font-weight="normal" officeooo:rsid="0008fcc4" officeooo:paragraph-rsid="0039c976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897d"/>
    </style:style>
    <style:style style:name="T3" style:family="text">
      <style:text-properties style:text-underline-style="solid" style:text-underline-width="auto" style:text-underline-color="font-color" officeooo:rsid="001351fb"/>
    </style:style>
    <style:style style:name="T4" style:family="text">
      <style:text-properties style:text-underline-style="solid" style:text-underline-width="auto" style:text-underline-color="font-color" officeooo:rsid="0013c245"/>
    </style:style>
    <style:style style:name="T5" style:family="text">
      <style:text-properties style:text-underline-style="solid" style:text-underline-width="auto" style:text-underline-color="font-color" officeooo:rsid="0018b999"/>
    </style:style>
    <style:style style:name="T6" style:family="text">
      <style:text-properties style:text-underline-style="solid" style:text-underline-width="auto" style:text-underline-color="font-color" officeooo:rsid="001ef6d0"/>
    </style:style>
    <style:style style:name="T7" style:family="text">
      <style:text-properties style:text-underline-style="solid" style:text-underline-width="auto" style:text-underline-color="font-color" officeooo:rsid="0036726e"/>
    </style:style>
    <style:style style:name="T8" style:family="text">
      <style:text-properties style:text-underline-style="solid" style:text-underline-width="auto" style:text-underline-color="font-color" officeooo:rsid="0021fc0b"/>
    </style:style>
    <style:style style:name="T9" style:family="text">
      <style:text-properties officeooo:rsid="0010dccc"/>
    </style:style>
    <style:style style:name="T10" style:family="text">
      <style:text-properties officeooo:rsid="0012897d"/>
    </style:style>
    <style:style style:name="T11" style:family="text">
      <style:text-properties officeooo:rsid="001351fb"/>
    </style:style>
    <style:style style:name="T12" style:family="text">
      <style:text-properties officeooo:rsid="0013c245"/>
    </style:style>
    <style:style style:name="T13" style:family="text">
      <style:text-properties officeooo:rsid="0018b999"/>
    </style:style>
    <style:style style:name="T14" style:family="text">
      <style:text-properties officeooo:rsid="001b2d43"/>
    </style:style>
    <style:style style:name="T15" style:family="text">
      <style:text-properties officeooo:rsid="001c2132"/>
    </style:style>
    <style:style style:name="T16" style:family="text">
      <style:text-properties officeooo:rsid="001c7532"/>
    </style:style>
    <style:style style:name="T17" style:family="text">
      <style:text-properties officeooo:rsid="001ef6d0"/>
    </style:style>
    <style:style style:name="T18" style:family="text">
      <style:text-properties officeooo:rsid="0009408d"/>
    </style:style>
    <style:style style:name="T19" style:family="text">
      <style:text-properties officeooo:rsid="002240e9"/>
    </style:style>
    <style:style style:name="T20" style:family="text">
      <style:text-properties officeooo:rsid="0024102e"/>
    </style:style>
    <style:style style:name="T21" style:family="text">
      <style:text-properties officeooo:rsid="0025f93a"/>
    </style:style>
    <style:style style:name="T22" style:family="text">
      <style:text-properties officeooo:rsid="0029771a"/>
    </style:style>
    <style:style style:name="T23" style:family="text">
      <style:text-properties officeooo:rsid="002c7446"/>
    </style:style>
    <style:style style:name="T24" style:family="text">
      <style:text-properties officeooo:rsid="002e6a4b"/>
    </style:style>
    <style:style style:name="T25" style:family="text">
      <style:text-properties officeooo:rsid="003027ba"/>
    </style:style>
    <style:style style:name="T26" style:family="text">
      <style:text-properties officeooo:rsid="0030553d"/>
    </style:style>
    <style:style style:name="T27" style:family="text">
      <style:text-properties officeooo:rsid="0030728f"/>
    </style:style>
    <style:style style:name="T28" style:family="text">
      <style:text-properties officeooo:rsid="0036726e"/>
    </style:style>
    <style:style style:name="T29" style:family="text">
      <style:text-properties officeooo:rsid="00389da8"/>
    </style:style>
    <style:style style:name="T30" style:family="text">
      <style:text-properties fo:color="#000000"/>
    </style:style>
    <style:style style:name="T31" style:family="text">
      <style:text-properties fo:color="#000000" style:text-underline-style="solid" style:text-underline-width="auto" style:text-underline-color="font-color"/>
    </style:style>
    <style:style style:name="T32" style:family="text">
      <style:text-properties fo:color="#000000" officeooo:rsid="0029771a"/>
    </style:style>
    <style:style style:name="T33" style:family="text">
      <style:text-properties fo:color="#000000" officeooo:rsid="001ef6d0"/>
    </style:style>
    <style:style style:name="T34" style:family="text">
      <style:text-properties officeooo:rsid="003be9f3"/>
    </style:style>
    <style:style style:name="T35" style:family="text">
      <style:text-properties officeooo:rsid="003c9c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o 1</text:p>
      <text:p text:style-name="P1"/>
      <text:p text:style-name="P47">cliente (<text:span text:style-name="T1">id_cliente</text:span>, nome_cliente, e-mail_cliente, fone1_cliente, fone2_cliente, cidade_cliente, bairro_cliente, rua_cliente, numero_cliente)</text:p>
      <text:p text:style-name="P47"/>
      <text:p text:style-name="P48"><text:span text:style-name="T15">funcionário</text:span> (<text:span text:style-name="T1">id_</text:span><text:span text:style-name="T5">funcionário</text:span>, <text:span text:style-name="T20">nome_funcionário,</text:span> e-mail_<text:span text:style-name="T13">funcionário</text:span>, <text:span text:style-name="T13">CPF_funcionário</text:span>, fone1_<text:span text:style-name="T13">funcionário</text:span>, fone2_<text:span text:style-name="T13">funcionário</text:span>, cidade_<text:span text:style-name="T13">funcionário</text:span>, bairro_<text:span text:style-name="T13">funcionário</text:span>, rua_<text:span text:style-name="T14">funcionário</text:span>, numero_<text:span text:style-name="T13">funcionário</text:span>)</text:p>
      <text:p text:style-name="P47"/>
      <text:p text:style-name="P47"><text:span text:style-name="T16">f</text:span>ornecedor (<text:span text:style-name="T1">id_fornecedor</text:span>, nome_fornecedor, e-mail_fornecedor, CNPJ_fornecedor, fone1_fornecedor, fone2_fornecedor, cidade_fornecedor, bairro_fornecedor, rua_fornecedor, numero_fornecedor)</text:p>
      <text:p text:style-name="P47"/>
      <text:p text:style-name="P47"/>
      <text:p text:style-name="P47"/>
      <text:p text:style-name="P49">Livros (<text:span text:style-name="T1">ISBN</text:span>, autor, editora, edição, titulo, categoria)</text:p>
      <text:p text:style-name="P47"/>
      <text:p text:style-name="P50">pedido (<text:span text:style-name="T1">id_pedido</text:span>, data_pedido, <text:span text:style-name="T25">QTD_pedido,</text:span> valor_pedido)</text:p>
      <text:p text:style-name="Preformatted_20_Text"/>
      <text:p text:style-name="Preformatted_20_Text"/>
      <text:p text:style-name="P2">Passo 2</text:p>
      <text:p text:style-name="P2"/>
      <text:p text:style-name="P18">Contato_forn (<text:span text:style-name="T1">id_contato</text:span>, nome_contato, email_contato, telefone_contato)</text:p>
      <text:p text:style-name="P11"/>
      <text:p text:style-name="P9"/>
      <text:p text:style-name="P3">Passo 3</text:p>
      <text:p text:style-name="P3"/>
      <text:p text:style-name="P19">pedido (<text:span text:style-name="T1">id_pedido</text:span>, <text:span text:style-name="T6">ISBN</text:span><text:span text:style-name="T2">-CE</text:span><text:span text:style-name="T10">,</text:span> data_pedido, <text:span text:style-name="T26">QTD_pedido, </text:span>valor_pedido)</text:p>
      <text:p text:style-name="P19"/>
      <text:p text:style-name="P22">Contato_forn (<text:span text:style-name="T1">id_contato</text:span>, <text:span text:style-name="T34">id_fornecedor-CE,</text:span> nome_contato, email_contato, telefone_contato)</text:p>
      <text:p text:style-name="P12"/>
      <text:p text:style-name="P10"/>
      <text:p text:style-name="P5">Passo 4</text:p>
      <text:p text:style-name="P5"/>
      <text:p text:style-name="P19">pedido (<text:span text:style-name="T1">id_pedido</text:span>, <text:span text:style-name="T6">ISBN-CE</text:span><text:span text:style-name="T17">, id_funcionário-CE, id_cliente-CE,</text:span> data_pedido, valor_pedido)</text:p>
      <text:p text:style-name="P17"/>
      <text:p text:style-name="P17"/>
      <text:p text:style-name="P4">Passo 5</text:p>
      <text:p text:style-name="P23"/>
      <text:p text:style-name="P8"/>
      <text:p text:style-name="P4">Passo 6</text:p>
      <text:p text:style-name="P9"/>
      <text:p text:style-name="P13">cliente (<text:span text:style-name="T1">id_cliente</text:span>, nome_cliente, e-mail_cliente)</text:p>
      <text:p text:style-name="P13"/>
      <text:p text:style-name="P13"><text:span text:style-name="T15">funcionário</text:span> (<text:span text:style-name="T1">id_</text:span><text:span text:style-name="T5">funcionário</text:span>, <text:span text:style-name="T21">nome_funcionário,</text:span> e-mail_<text:span text:style-name="T13">funcionário</text:span>, <text:span text:style-name="T13">CPF_funcionário</text:span>)</text:p>
      <text:p text:style-name="P13"/>
      <text:p text:style-name="P13"><text:span text:style-name="T16">f</text:span>ornecedor (<text:span text:style-name="T1">id_fornecedor</text:span>, nome_fornecedor, e-mail_fornecedor, CNPJ_fornecedor)</text:p>
      <text:p text:style-name="P13"/>
      <text:p text:style-name="P20">Contato_forn (<text:span text:style-name="T1">id_contato</text:span>, nome_contato, email_contato, telefone_contato)</text:p>
      <text:p text:style-name="P20"/>
      <text:p text:style-name="P20">pedido (<text:span text:style-name="T1">id_pedido</text:span>, <text:span text:style-name="T6">ISBN-CE</text:span><text:span text:style-name="T17">, id_funcionário-CE, id_cliente-CE,</text:span> data_pedido, valor_pedido)</text:p>
      <text:p text:style-name="P20"/>
      <text:p text:style-name="P24">Livros (<text:span text:style-name="T1">ISBN</text:span>, autor, editora, edição, titulo, categoria)</text:p>
      <text:p text:style-name="P24"/>
      <text:p text:style-name="P28">end_cliente (<text:span text:style-name="T1">id_cliente-CE</text:span>, <text:span text:style-name="T1">id_ender</text:span>, <text:span text:style-name="T18">cidade_cliente, bairro_cliente, rua_cliente, numero_cliente)</text:span></text:p>
      <text:p text:style-name="P28"/>
      <text:p text:style-name="P28">end_func<text:span text:style-name="T19">ionário</text:span> (id_funcionário-CE, id_ender, <text:span text:style-name="T18">cidade_funcionário, bairro_funcionário, rua_funcionário, numero_funcionário</text:span>)</text:p>
      <text:p text:style-name="P9"/>
      <text:p text:style-name="P32"><text:soft-page-break/>end_fornecedor (id_fornecedor-CE, id_ender, <text:span text:style-name="T18">cidade_fornecedor, bairro_fornecedor, rua_fornecedor, numero_fornecedor</text:span>)</text:p>
      <text:p text:style-name="P9"/>
      <text:p text:style-name="P36"><text:span text:style-name="T9">fone_cliente</text:span> (<text:span text:style-name="T1">id_cliente-CE</text:span>, fone1, fone2)<text:tab/></text:p>
      <text:p text:style-name="P36"/>
      <text:p text:style-name="P40">fone_f<text:span text:style-name="T11">uncionário</text:span> (<text:span text:style-name="T1">id_f</text:span><text:span text:style-name="T3">uncionário</text:span><text:span text:style-name="T1">-CE</text:span>, fone1, fone2)</text:p>
      <text:p text:style-name="P40"/>
      <text:p text:style-name="P40">fone_<text:span text:style-name="T11">fornecedor</text:span> (<text:span text:style-name="T1">id_</text:span><text:span text:style-name="T3">fornecedor-</text:span><text:span text:style-name="T4">CE</text:span>, fone1, fone2)</text:p>
      <text:p text:style-name="P40"/>
      <text:p text:style-name="P41">fone_<text:span text:style-name="T12">contato_fornecedor</text:span> (<text:span text:style-name="T1">id_</text:span><text:span text:style-name="T3">fornecedor-</text:span><text:span text:style-name="T4">CE</text:span>, fone1, fone2)</text:p>
      <text:p text:style-name="P41"/>
      <text:p text:style-name="P6">Passo 7</text:p>
      <text:p text:style-name="P40"/>
      <text:p text:style-name="P45">compra (<text:span text:style-name="T1">id_funcionário-CE</text:span>, <text:span text:style-name="T1">id_fornecedor-CE</text:span>, <text:span text:style-name="T6">ISBN</text:span><text:span text:style-name="T1">-CE</text:span>, dt_compra, dt_pedido, dt_entrega, QTD, valor)</text:p>
      <text:p text:style-name="P40"/>
      <text:p text:style-name="Preformatted_20_Text"><text:tab/></text:p>
      <text:p text:style-name="Preformatted_20_Text"/>
      <text:p text:style-name="P46">FNBC</text:p>
      <text:p text:style-name="P46"/>
      <text:p text:style-name="P46">1º FNBC</text:p>
      <text:p text:style-name="P46"/>
      <text:p text:style-name="P14">cliente (<text:span text:style-name="T1">id_cliente</text:span>, nome_cliente, e-mail_cliente)</text:p>
      <text:p text:style-name="P14"/>
      <text:p text:style-name="P14"><text:span text:style-name="T15">funcionário</text:span> (<text:span text:style-name="T1">id_</text:span><text:span text:style-name="T5">funcionário</text:span>, <text:span text:style-name="T21">nome_funcionário, </text:span>e-mail_<text:span text:style-name="T13">funcionário</text:span>, <text:span text:style-name="T13">CPF_funcionário</text:span>)</text:p>
      <text:p text:style-name="P14"/>
      <text:p text:style-name="P14"><text:span text:style-name="T16">f</text:span>ornecedor (<text:span text:style-name="T1">id_fornecedor</text:span>, nome_fornecedor, e-mail_fornecedor, CNPJ_fornecedor)</text:p>
      <text:p text:style-name="P14"/>
      <text:p text:style-name="P21">Contato_forn<text:span text:style-name="T24">ecedor</text:span> (<text:span text:style-name="T1">id_contato</text:span>, nome_contato, e-mail_contato, telefone_contato)</text:p>
      <text:p text:style-name="P21"/>
      <text:p text:style-name="P21">pedido (<text:span text:style-name="T1">id_pedido</text:span>, <text:span text:style-name="T17">ISBN-CE, id_funcionário-CE, id_cliente-CE,</text:span> data_pedido, <text:span text:style-name="T27">QTD_pedido,</text:span> valor_pedido)</text:p>
      <text:p text:style-name="P21"/>
      <text:p text:style-name="P25">Livros (<text:span text:style-name="T1">ISBN</text:span>, autor, editora, edição, titulo, categoria)</text:p>
      <text:p text:style-name="P25"/>
      <text:p text:style-name="P29">end_cliente (id_cliente-CE, <text:span text:style-name="T1">id_ender</text:span>, <text:span text:style-name="T18">cidade_cliente, bairro_cliente, rua_cliente, numero_cliente)</text:span></text:p>
      <text:p text:style-name="P29"/>
      <text:p text:style-name="P29">end_func<text:span text:style-name="T19">ionário</text:span> (id_funcionário-CE, <text:span text:style-name="T1">id_ender</text:span>, <text:span text:style-name="T18">cidade_funcionário, bairro_funcionário, rua_funcionário, numero_funcionário</text:span>)</text:p>
      <text:p text:style-name="P14"/>
      <text:p text:style-name="P33">end_fornecedor (id_fornecedor-CE, <text:span text:style-name="T1">id_ender</text:span>, <text:span text:style-name="T18">cidade_fornecedor, bairro_fornecedor, rua_fornecedor, numero_fornecedor</text:span>)</text:p>
      <text:p text:style-name="P14"/>
      <text:p text:style-name="P37"><text:span text:style-name="T9">fone_cliente</text:span> (<text:span text:style-name="T1">id_cliente</text:span>, fone1, fone2)<text:tab/></text:p>
      <text:p text:style-name="P37"/>
      <text:p text:style-name="P42">fone_f<text:span text:style-name="T11">uncionário</text:span> (<text:span text:style-name="T1">id_f</text:span><text:span text:style-name="T3">uncionário</text:span>, fone1, fone2)</text:p>
      <text:p text:style-name="P42"/>
      <text:p text:style-name="P42">fone_<text:span text:style-name="T11">fornecedor</text:span> (<text:span text:style-name="T1">id_</text:span><text:span text:style-name="T3">fornecedor</text:span>, fone1, fone2)</text:p>
      <text:p text:style-name="P42"/>
      <text:p text:style-name="P42">fone_<text:span text:style-name="T12">contato_fornecedor</text:span> (<text:span text:style-name="T1">id_</text:span><text:span text:style-name="T3">fornecedor</text:span>, fone1, fone2)</text:p>
      <text:p text:style-name="P42"/>
      <text:p text:style-name="P42"/>
      <text:p text:style-name="P35">2° FNBC</text:p>
      <text:p text:style-name="P35"/>
      <text:p text:style-name="P7"/>
      <text:p text:style-name="P15">cliente (<text:span text:style-name="T1">id_cliente</text:span>, nome_cliente, e-mail_cliente)</text:p>
      <text:p text:style-name="P15"/>
      <text:p text:style-name="P15"><text:span text:style-name="T15">funcionário</text:span> (<text:span text:style-name="T1">id_</text:span><text:span text:style-name="T5">funcionário</text:span>, <text:span text:style-name="T21">nome_funcionário,</text:span> e-mail_<text:span text:style-name="T13">funcionário</text:span>, <text:span text:style-name="T13">CPF_funcionário</text:span>)</text:p>
      <text:p text:style-name="P15"/>
      <text:p text:style-name="P15"><text:span text:style-name="T16">f</text:span>ornecedor (<text:span text:style-name="T1">id_fornecedor</text:span>, nome_fornecedor, e-mail_fornecedor, <text:span text:style-name="T29">CNPJ_fornecedor</text:span>)</text:p>
      <text:p text:style-name="P51"/>
      <text:p text:style-name="P52"><text:soft-page-break/>pedido (<text:span text:style-name="T1">id_pedido</text:span>, <text:span text:style-name="T22">ISBN,</text:span> <text:span text:style-name="T17">id_funcionário-CE, id_cliente-CE,</text:span> data_pedido, valor_pedido)</text:p>
      <text:p text:style-name="P53"/>
      <text:p text:style-name="P26">Livros (<text:span text:style-name="T1">ISBN</text:span>, autor, editora, edição, titulo, categoria)</text:p>
      <text:p text:style-name="P26"/>
      <text:p text:style-name="P30">end_cliente (id_cliente-CE, <text:span text:style-name="T1">id_ender</text:span>, <text:span text:style-name="T18">cidade_cliente, bairro_cliente, rua_cliente, numero_cliente)</text:span></text:p>
      <text:p text:style-name="P30"><text:s/><text:tab/><text:tab/></text:p>
      <text:p text:style-name="P30">end_func<text:span text:style-name="T19">ionário</text:span> (id_funcionário-CE, <text:span text:style-name="T1">id_ender</text:span>, <text:span text:style-name="T18">cidade_funcionário, bairro_funcionário, rua_funcionário, numero_funcionário</text:span>)</text:p>
      <text:p text:style-name="P16"/>
      <text:p text:style-name="P34">end_fornecedor (id_fornecedor-CE, <text:span text:style-name="T1">id_ender</text:span>, <text:span text:style-name="T18">cidade_fornecedor, bairro_fornecedor, rua_fornecedor, numero_fornecedor</text:span>)</text:p>
      <text:p text:style-name="P16"/>
      <text:p text:style-name="P38"><text:span text:style-name="T9">fone_cliente</text:span> (<text:span text:style-name="T1">id_cliente</text:span>, fone1, fone2)<text:tab/></text:p>
      <text:p text:style-name="P38"/>
      <text:p text:style-name="P43">fone_f<text:span text:style-name="T11">uncionário</text:span> (<text:span text:style-name="T1">id_f</text:span><text:span text:style-name="T3">uncionário</text:span>, fone1, fone2)</text:p>
      <text:p text:style-name="P43"/>
      <text:p text:style-name="P43">fone_<text:span text:style-name="T11">fornecedor</text:span> (<text:span text:style-name="T1">id_</text:span><text:span text:style-name="T3">fornecedor</text:span>, fone1, fone2)</text:p>
      <text:p text:style-name="P43"/>
      <text:p text:style-name="P54">fone_<text:span text:style-name="T12">contato_fornecedor</text:span> (<text:span text:style-name="T1">id_</text:span><text:span text:style-name="T3">fornecedor</text:span>, fone1, fone2)</text:p>
      <text:p text:style-name="P54"/>
      <text:p text:style-name="P54"/>
      <text:p text:style-name="P55">3º FNBC</text:p>
      <text:p text:style-name="P55"/>
      <text:p text:style-name="P55"/>
      <text:p text:style-name="P57">cliente (<text:span text:style-name="T1">id_cliente</text:span>, nome_cliente, e-mail_cliente)</text:p>
      <text:p text:style-name="P57"/>
      <text:p text:style-name="P57"><text:span text:style-name="T15">funcionário</text:span> (<text:span text:style-name="T1">id_</text:span><text:span text:style-name="T5">funcionário</text:span>, <text:span text:style-name="T21">nome_funcionário,</text:span> e-mail_<text:span text:style-name="T13">funcionário</text:span>)</text:p>
      <text:p text:style-name="P57"/>
      <text:p text:style-name="P57"><text:span text:style-name="T16">f</text:span>ornecedor (<text:span text:style-name="T1">id_fornecedor</text:span>, nome_fornecedor, e-mail_fornecedor)</text:p>
      <text:p text:style-name="P57"/>
      <text:p text:style-name="P58"><text:span text:style-name="T35">c</text:span>ontato_forn (<text:span text:style-name="T1">id_contato</text:span>, <text:span text:style-name="T34">id_fornecedor-CE,</text:span> nome_contato, email_contato, telefone_contato)</text:p>
      <text:p text:style-name="P57"/>
      <text:p text:style-name="P62"><text:span text:style-name="T21">CPF_funcionário</text:span> (<text:span text:style-name="T1">id_</text:span><text:span text:style-name="T5">funcionário</text:span>, <text:span text:style-name="T13">CPF_funcionário</text:span>)</text:p>
      <text:p text:style-name="P62"/>
      <text:p text:style-name="P63">CNPJ_forne<text:span text:style-name="T23">cedor</text:span> (<text:span text:style-name="T1">id_fornecedor</text:span>, <text:s/><text:span text:style-name="T18">CNPJ_fornecedor</text:span>)</text:p>
      <text:p text:style-name="P63"/>
      <text:p text:style-name="P64">Livros (<text:span text:style-name="T1">ISBN</text:span>, autor, editora, edição, titulo, categoria)</text:p>
      <text:p text:style-name="P63"/>
      <text:p text:style-name="P59"><text:span text:style-name="T30">pedido (</text:span><text:span text:style-name="T31">id_pedido</text:span><text:span text:style-name="T30">, </text:span><text:span text:style-name="T32">ISBN,</text:span><text:span text:style-name="T30"> </text:span><text:span text:style-name="T33">id_funcionário-CE, id_cliente-CE,</text:span><text:span text:style-name="T30"> data_pedido, valor_pedido)</text:span></text:p>
      <text:p text:style-name="P27"/>
      <text:p text:style-name="P60">end_cliente (<text:span text:style-name="T1">id_ender</text:span><text:span text:style-name="T7">eço</text:span>, id_cliente-CE, <text:span text:style-name="T18">cidade_cliente, bairro_cliente, rua_cliente, numero_cliente)</text:span></text:p>
      <text:p text:style-name="P31"><text:s/><text:tab/><text:tab/></text:p>
      <text:p text:style-name="P60">end_func<text:span text:style-name="T19">ionário</text:span> (<text:span text:style-name="T1">id_ender</text:span><text:span text:style-name="T7">eço</text:span><text:span text:style-name="T28">, </text:span>id_funcionário-CE, <text:span text:style-name="T18">cidade_funcionário, bairro_funcionário, rua_funcionário, numero_funcionário</text:span>)</text:p>
      <text:p text:style-name="P57"/>
      <text:p text:style-name="P61">end_fornecedor (<text:span text:style-name="T8">id_ender</text:span><text:span text:style-name="T7">eço</text:span><text:span text:style-name="T28">, </text:span>id_fornecedor-CE, <text:span text:style-name="T18">cidade_fornecedor, bairro_fornecedor, rua_fornecedor, numero_fornecedor</text:span>)</text:p>
      <text:p text:style-name="P57"/>
      <text:p text:style-name="P39"><text:span text:style-name="T9">fone_cliente</text:span> (<text:span text:style-name="T1">id_cliente</text:span>, fone1, fone2)<text:tab/></text:p>
      <text:p text:style-name="P39"/>
      <text:p text:style-name="P44">fone_f<text:span text:style-name="T11">uncionário</text:span> (<text:span text:style-name="T1">id_f</text:span><text:span text:style-name="T3">uncionário</text:span>, fone1, fone2)</text:p>
      <text:p text:style-name="P44"/>
      <text:p text:style-name="P44">fone_<text:span text:style-name="T11">fornecedor</text:span> (<text:span text:style-name="T1">id_</text:span><text:span text:style-name="T3">fornecedor</text:span>, fone1, fone2)</text:p>
      <text:p text:style-name="P44"/>
      <text:p text:style-name="P56">fone_<text:span text:style-name="T12">contato_fornecedor</text:span> (<text:span text:style-name="T1">id_</text:span><text:span text:style-name="T3">fornecedor</text:span>, fone1, fone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8T18:13:49.080888307</dc:date>
    <meta:editing-duration>PT14H49M23S</meta:editing-duration>
    <meta:editing-cycles>53</meta:editing-cycles>
    <meta:generator>LibreOffice/6.0.7.3$Linux_X86_64 LibreOffice_project/00m0$Build-3</meta:generator>
    <meta:document-statistic meta:table-count="0" meta:image-count="0" meta:object-count="0" meta:page-count="3" meta:paragraph-count="77" meta:word-count="379" meta:character-count="4976" meta:non-whitespace-character-count="4659"/>
  </office:meta>
</office:document-meta>
</file>